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4.3299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3in" fo:margin-left="0.5146in" fo:margin-right="0.5292in" table:align="margins"/>
    </style:style>
    <style:style style:name="Table6.A" style:family="table-column">
      <style:table-column-properties style:column-width="1.5521in" style:rel-column-width="17294*"/>
    </style:style>
    <style:style style:name="Table6.B" style:family="table-column">
      <style:table-column-properties style:column-width="4.3292in" style:rel-column-width="48241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6.B2" style:family="table-cell">
      <style:table-cell-properties fo:padding="0.0382in" fo:border="0.05pt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8201in" style:rel-column-width="20281*"/>
    </style:style>
    <style:style style:name="Table4.B" style:family="table-column">
      <style:table-column-properties style:column-width="4.0611in" style:rel-column-width="45254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0.05pt solid #0000ff" fo:border-bottom="0.05pt solid #0000ff"/>
    </style:style>
    <style:style style:name="Table4.B2" style:family="table-cell">
      <style:table-cell-properties fo:padding="0.0382in" fo:border="0.05pt solid #0000ff"/>
    </style:style>
    <style:style style:name="Table4.A3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9in" table:align="center"/>
    </style:style>
    <style:style style:name="Table9.A" style:family="table-column">
      <style:table-column-properties style:column-width="1.8625in"/>
    </style:style>
    <style:style style:name="Table9.B" style:family="table-column">
      <style:table-column-properties style:column-width="4.0194in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4.8715in" fo:margin-left="0.5146in" fo:margin-right="1.5389in" table:align="margins" style:shadow="none"/>
    </style:style>
    <style:style style:name="Table8.A" style:family="table-column">
      <style:table-column-properties style:column-width="4.8715in" style:rel-column-width="7015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="0.05pt solid #0000ff"/>
    </style:style>
    <style:style style:name="Table8.A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.A3" style:family="table-cell">
      <style:table-cell-properties style:vertical-align="middle"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paragraph-properties fo:break-before="page"/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5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cc00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Method_20_Body">
      <style:paragraph-properties fo:margin-left="0in" fo:margin-right="0in" fo:text-indent="0in" style:auto-text-indent="false"/>
    </style:style>
    <style:style style:name="P11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2" style:family="paragraph" style:parent-style-name="Method_20_Code_20_Listing">
      <style:text-properties fo:color="#000080"/>
    </style:style>
    <style:style style:name="P13" style:family="paragraph" style:parent-style-name="Code_20_Listing">
      <style:text-properties fo:color="#000080"/>
    </style:style>
    <style:style style:name="P14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5" style:family="paragraph" style:parent-style-name="Class_20_Description">
      <style:text-properties fo:font-size="12pt" style:font-size-asian="12pt" style:font-size-complex="12pt"/>
    </style:style>
    <style:style style:name="P16" style:family="paragraph" style:parent-style-name="Method_20_Table_20_Description">
      <style:text-properties fo:font-weight="bold" style:font-weight-asian="bold" style:font-weight-complex="bold"/>
    </style:style>
    <style:style style:name="P17" style:family="paragraph" style:parent-style-name="Method_20_Table_20_Description">
      <style:text-properties style:font-name="DejaVu Serif2"/>
    </style:style>
    <style:style style:name="P18" style:family="paragraph" style:parent-style-name="Method_20_Body">
      <style:paragraph-properties fo:margin-left="0.4925in" fo:margin-right="0in" fo:text-indent="0in" style:auto-text-indent="false"/>
    </style:style>
    <style:style style:name="P19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20" style:family="paragraph" style:parent-style-name="Criteria_20_Body" style:list-style-name="L1"/>
    <style:style style:name="P21" style:family="paragraph" style:parent-style-name="Criteria_20_Body" style:list-style-name="L1">
      <style:text-properties officeooo:paragraph-rsid="001dada7"/>
    </style:style>
    <style:style style:name="P22" style:family="paragraph" style:parent-style-name="Method_20_Title">
      <style:paragraph-properties fo:break-before="page"/>
    </style:style>
    <style:style style:name="P23" style:family="paragraph" style:parent-style-name="Coding_20_Title">
      <style:paragraph-properties fo:break-before="page"/>
    </style:style>
    <style:style style:name="P24" style:family="paragraph" style:parent-style-name="Method_20_Body" style:list-style-name="L3"/>
    <style:style style:name="P25" style:family="paragraph" style:parent-style-name="Method_20_Body">
      <style:text-properties officeooo:paragraph-rsid="001dada7"/>
    </style:style>
    <style:style style:name="P26" style:family="paragraph" style:parent-style-name="Method_20_Body">
      <style:paragraph-properties fo:margin-left="0in" fo:margin-right="0in" fo:text-indent="0in" style:auto-text-indent="false"/>
      <style:text-properties officeooo:paragraph-rsid="001dada7"/>
    </style:style>
    <style:style style:name="P27" style:family="paragraph" style:parent-style-name="Method_20_Body">
      <style:paragraph-properties fo:margin-left="0in" fo:margin-right="0in" fo:text-indent="0in" style:auto-text-indent="false"/>
      <style:text-properties fo:color="#3333ff" fo:font-size="10pt" officeooo:paragraph-rsid="001dada7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1dada7" fo:background-color="#0000ff" style:font-weight-asian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dada7" officeooo:paragraph-rsid="001dada7" fo:background-color="#0000ff" style:font-weight-asian="normal" style:font-weight-complex="bold"/>
    </style:style>
    <style:style style:name="P30" style:family="paragraph" style:parent-style-name="Table_20_Contents">
      <style:text-properties fo:color="#3333ff" style:font-name="DejaVu Serif2" fo:font-size="10pt" fo:font-weight="bold" officeooo:rsid="001dada7" officeooo:paragraph-rsid="001dada7" fo:background-color="transparent" style:font-size-asian="10pt" style:font-weight-asian="bold" style:font-size-complex="10pt" style:font-weight-complex="bold"/>
    </style:style>
    <style:style style:name="P31" style:family="paragraph" style:parent-style-name="Method_20_Table_20_Description" style:list-style-name="L2">
      <style:paragraph-properties fo:margin-left="0in" fo:margin-right="0in" fo:text-indent="-0.25in" style:auto-text-indent="false"/>
    </style:style>
    <style:style style:name="P32" style:family="paragraph" style:parent-style-name="Method_20_Listing_20_Title">
      <style:text-properties officeooo:paragraph-rsid="001dada7"/>
    </style:style>
    <style:style style:name="P33" style:family="paragraph" style:parent-style-name="Method_20_Listing_20_Title">
      <style:text-properties officeooo:rsid="001dada7" officeooo:paragraph-rsid="001dada7"/>
    </style:style>
    <style:style style:name="P34" style:family="paragraph" style:parent-style-name="Method_20_Listing_20_Title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ff" style:font-name-asian="Monospace" style:font-name-complex="Monospace"/>
    </style:style>
    <style:style style:name="T5" style:family="text">
      <style:text-properties fo:font-size="12pt" style:font-weight-complex="normal"/>
    </style:style>
    <style:style style:name="T6" style:family="text">
      <style:text-properties fo:color="#cc0000" fo:font-size="11pt" style:font-size-asian="11pt" style:font-size-complex="11pt"/>
    </style:style>
    <style:style style:name="T7" style:family="text">
      <style:text-properties fo:color="#00ae00"/>
    </style:style>
    <style:style style:name="T8" style:family="text">
      <style:text-properties officeooo:rsid="001dad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Autoload\Generic</text:h>
      <text:p text:style-name="Class_20_Description"/>
      <text:p text:style-name="P15"><text:span text:style-name="T1">The </text:span><text:span text:style-name="Class_20_Variables"><text:span text:style-name="T5">Autoload\Generic</text:span></text:span><text:span text:style-name="T1"> class is an implementation of the Autoload class designed for writing class extensions.</text:span></text:p>
      <text:p text:style-name="Class_20_Default"/>
      <text:h text:style-name="Criteria_20_Title" text:outline-level="2">Design criteria and considerations</text:h>
      <text:p text:style-name="Criteria_20_Body"/>
      <text:p text:style-name="Criteria_20_Body">Among the design considerations for the <text:span text:style-name="Class_20_Variables">Autoload\Generic</text:span> class are:</text:p>
      <text:p text:style-name="Criteria_20_Body"/>
      <text:list xml:id="list45332156109617346" text:style-name="L1">
        <text:list-item>
          <text:p text:style-name="P20"><text:span text:style-name="T8">E</text:span>xtends the <text:span text:style-name="Class_20_Variables">Autoload\BaseClass</text:span> class;</text:p>
        </text:list-item>
        <text:list-item>
          <text:p text:style-name="P21">call<text:span text:style-name="T8">s the </text:span><text:span text:style-name="Class_20_Variables"><text:span text:style-name="T8">Autoload\Exception</text:span></text:span> to throw exceptions;</text:p>
        </text:list-item>
        <text:list-item>
          <text:p text:style-name="P20"><text:span text:style-name="T8">uses</text:span> static and class object methods;</text:p>
        </text:list-item>
        <text:list-item>
          <text:p text:style-name="P20"><text:span text:style-name="T8">t</text:span>he constructor <text:span text:style-name="T8">(__construct) </text:span>is a <text:span text:style-name="T2">private</text:span> method which is accessible only <text:span text:style-name="T8">from </text:span>within the class <text:span text:style-name="T8">instance</text:span>;</text:p>
        </text:list-item>
        <text:list-item>
          <text:p text:style-name="P20">implemented as a <text:span text:style-name="T2">singleton</text:span> class and is enforced by calls to the <text:span text:style-name="Class_20_Variables">instantiate</text:span> method;</text:p>
        </text:list-item>
        <text:list-item>
          <text:p text:style-name="P21"><text:span text:style-name="T8">uses</text:span> the <text:span text:style-name="Class_20_Variables">Library\Autoload</text:span> namespace.</text:p>
          <text:p text:style-name="P21"/>
        </text:list-item>
      </text:list>
      <text:h text:style-name="P32" text:outline-level="4"/>
      <text:h text:style-name="P33" text:outline-level="4">Dependencies</text:h>
      <text:p text:style-name="P25"/>
      <text:p text:style-name="P25">The <text:span text:style-name="T2">Autoload\Generic</text:span> class contains the following <text:span text:style-name="T8">external</text:span> class <text:span text:style-name="T8">dependenc</text:span>ies:</text:p>
      <text:p text:style-name="P2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9">Class Names</text:p>
          </table:table-cell>
        </table:table-row>
        <table:table-row>
          <table:table-cell table:style-name="Table8.A2" office:value-type="string">
            <text:p text:style-name="P30">Autoload\BaseClass</text:p>
          </table:table-cell>
        </table:table-row>
        <table:table-row>
          <table:table-cell table:style-name="Table8.A3" office:value-type="string">
            <text:p text:style-name="P30">Autoload\Extension</text:p>
          </table:table-cell>
        </table:table-row>
      </table:table>
      <text:p text:style-name="P26"/>
      <text:h text:style-name="P34" text:outline-level="4">Static Class Properties</text:h>
      <text:h text:style-name="Method_20_Listing_20_Title" text:outline-level="4"/>
      <text:p text:style-name="Method_20_Body">The <text:span text:style-name="T2">Autoload\Generic</text:span> class contains the following static class propertie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ies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6">$me</text:p>
          </table:table-cell>
          <table:table-cell table:style-name="MethodTable.B2" office:value-type="string">
            <text:p text:style-name="P10">The current class instance, or null.</text:p>
          </table:table-cell>
        </table:table-row>
        <table:table-row>
          <table:table-cell table:style-name="MethodTable.A3" office:value-type="string">
            <text:p text:style-name="P7">$directory</text:p>
          </table:table-cell>
          <table:table-cell table:style-name="MethodTable.B2" office:value-type="string">
            <text:p text:style-name="P10">An array containing the various installation root directory paths to follow.</text:p>
          </table:table-cell>
        </table:table-row>
      </table:table>
      <text:p text:style-name="Method_20_Body"/>
      <text:h text:style-name="Method_20_Listing_20_Title" text:outline-level="4">Static Class Methods</text:h>
      <text:h text:style-name="Method_20_Listing_20_Title" text:outline-level="4"/>
      <text:p text:style-name="Method_20_Body">The <text:span text:style-name="T2">Autoload\Generic</text:span> class contains the following static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Method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4"><text:a xlink:type="simple" xlink:href="#instantiate" text:style-name="Internet_20_link" text:visited-style-name="Visited_20_Internet_20_Link"><text:span text:style-name="T3">instantiate</text:span></text:a></text:p>
          </table:table-cell>
          <table:table-cell table:style-name="Table1.B3" office:value-type="string">
            <text:p text:style-name="Method_20_Table_20_Description">Instantiate a singleton class object if <text:span text:style-name="Class_20_Variables">$me</text:span> is null.</text:p>
          </table:table-cell>
        </table:table-row>
        <table:table-row>
          <table:table-cell table:style-name="Table1.A2" office:value-type="string">
            <text:p text:style-name="P5"><text:a xlink:type="simple" xlink:href="#loadClass" text:style-name="Internet_20_link" text:visited-style-name="Visited_20_Internet_20_Link">loadClass</text:a></text:p>
          </table:table-cell>
          <table:table-cell table:style-name="Table1.B3" office:value-type="string">
            <text:p text:style-name="P17"><text:span text:style-name="T4">Load the requested class file</text:span>.</text:p>
          </table:table-cell>
        </table:table-row>
      </table:table>
      <text:p text:style-name="Standard"/>
      <text:h text:style-name="Method_20_Listing_20_Title" text:outline-level="4">Class Methods</text:h>
      <text:h text:style-name="Method_20_Listing_20_Title" text:outline-level="4"/>
      <text:p text:style-name="Method_20_Body">The <text:span text:style-name="T2">Autoload\Generic</text:span> class contains the following static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4"><text:a xlink:type="simple" xlink:href="#constructor" text:style-name="Internet_20_link" text:visited-style-name="Visited_20_Internet_20_Link"><text:span text:style-name="T6">__construct</text:span></text:a></text:p>
          </table:table-cell>
          <table:table-cell table:style-name="Table3.B4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3.A2" office:value-type="string">
            <text:p text:style-name="P5"><text:a xlink:type="simple" xlink:href="#loader" text:style-name="Internet_20_link" text:visited-style-name="Visited_20_Internet_20_Link">loader</text:a></text:p>
          </table:table-cell>
          <table:table-cell table:style-name="Table3.B4" office:value-type="string">
            <text:p text:style-name="Method_20_Table_20_Description">Load the required class.</text:p>
          </table:table-cell>
        </table:table-row>
        <table:table-row>
          <table:table-cell table:style-name="Table3.A2" office:value-type="string">
            <text:p text:style-name="P5"><text:a xlink:type="simple" xlink:href="#setDirectories" text:style-name="Internet_20_link" text:visited-style-name="Visited_20_Internet_20_Link">setDirectories</text:a></text:p>
          </table:table-cell>
          <table:table-cell table:style-name="Table3.B4" office:value-type="string">
            <text:p text:style-name="Method_20_Table_20_Description">(Set and) returns the directory array</text:p>
          </table:table-cell>
        </table:table-row>
      </table:table>
      <text:p text:style-name="Standard"/>
      <text:h text:style-name="P34" text:outline-level="4">Inherited Properties</text:h>
      <text:h text:style-name="Method_20_Listing_20_Title" text:outline-level="4"/>
      <text:p text:style-name="Method_20_Body">The <text:span text:style-name="T2">Autoload</text:span> class extends the <text:span text:style-name="Class_20_Variables">Autoload\BaseClass</text:span> class and inherits the following class property: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Method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8">$separator</text:p>
          </table:table-cell>
          <table:table-cell table:style-name="Table6.B2" office:value-type="string">
            <text:list xml:id="list3512784289379942770" text:style-name="L2">
              <text:list-header>
                <text:p text:style-name="P31">A copy of the directory separator for the PHP implementation.</text:p>
              </text:list-header>
            </text:list>
          </table:table-cell>
        </table:table-row>
      </table:table>
      <text:p text:style-name="Method_20_Body"/>
      <text:p text:style-name="Method_20_Body"/>
      <text:h text:style-name="Method_20_Listing_20_Title" text:outline-level="4">Inherited Methods</text:h>
      <text:h text:style-name="Method_20_Listing_20_Title" text:outline-level="4"/>
      <text:p text:style-name="Method_20_Body">The <text:span text:style-name="T2">Autoload</text:span> class extends the <text:span text:style-name="Class_20_Variables">Autoload\BaseClass</text:span> class an inherits the following methods:</text:p>
      <text:p text:style-name="Method_20_Body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3">Method</text:p>
            </table:table-cell>
            <table:table-cell table:style-name="Table4.B1" office:value-type="string">
              <text:p text:style-name="P3">Description</text:p>
            </table:table-cell>
          </table:table-row>
        </table:table-header-rows>
        <table:table-row>
          <table:table-cell table:style-name="Table4.A2" office:value-type="string">
            <text:p text:style-name="P16"><text:a xlink:type="simple" xlink:href="#register" text:style-name="Internet_20_link" text:visited-style-name="Visited_20_Internet_20_Link"><text:span text:style-name="T7">register</text:span></text:a></text:p>
          </table:table-cell>
          <table:table-cell table:style-name="Table4.B2" office:value-type="string">
            <text:p text:style-name="Method_20_Table_20_Description">Register the specified Autoload handler.</text:p>
          </table:table-cell>
        </table:table-row>
        <table:table-row>
          <table:table-cell table:style-name="Table4.A3" office:value-type="string">
            <text:p text:style-name="P16"><text:a xlink:type="simple" xlink:href="#loadClassFile" text:style-name="Internet_20_link" text:visited-style-name="Visited_20_Internet_20_Link"><text:span text:style-name="T7">loadClassFile</text:span></text:a></text:p>
          </table:table-cell>
          <table:table-cell table:style-name="Table4.B5" office:value-type="string">
            <text:p text:style-name="Method_20_Table_20_Description">Class file loader.</text:p>
          </table:table-cell>
        </table:table-row>
        <table:table-row>
          <table:table-cell table:style-name="Table4.A3" office:value-type="string">
            <text:p text:style-name="P16"><text:a xlink:type="simple" xlink:href="#getSeparator" text:style-name="Internet_20_link" text:visited-style-name="Visited_20_Internet_20_Link">getSeparator</text:a></text:p>
          </table:table-cell>
          <table:table-cell table:style-name="Table4.B5" office:value-type="string">
            <text:p text:style-name="Method_20_Table_20_Description">Returns the directory separator for the PHP implementation..</text:p>
          </table:table-cell>
        </table:table-row>
        <table:table-row>
          <table:table-cell table:style-name="Table4.A3" office:value-type="string">
            <text:p text:style-name="P16"><text:a xlink:type="simple" xlink:href="#convertUnderscores" text:style-name="Internet_20_link" text:visited-style-name="Visited_20_Internet_20_Link">convertUnderscores</text:a></text:p>
          </table:table-cell>
          <table:table-cell table:style-name="Table4.B5" office:value-type="string">
            <text:p text:style-name="Method_20_Table_20_Description">Convert underscores in a file name to directory separators.</text:p>
          </table:table-cell>
        </table:table-row>
      </table:table>
      <text:p text:style-name="Class_20_Default"/>
      <text:p text:style-name="Class_20_Default"/>
      <text:p text:style-name="Standard"/>
      <text:p text:style-name="P9"/>
      <text:p text:style-name="Standard"/>
      <text:p text:style-name="Criteria_20_Body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p text:style-name="Class_20_Default"/>
      <text:h text:style-name="Method_20_Title" text:outline-level="5"><text:bookmark-start text:name="constructor"/><text:soft-page-break/>__construct<text:bookmark-end text:name="constructor"/></text:h>
      <text:p text:style-name="Method_20_Body"/>
      <text:p text:style-name="Method_20_Body">The class constructor.</text:p>
      <text:p text:style-name="Method_20_Body"/>
      <text:p text:style-name="P12">/**</text:p>
      <text:p text:style-name="P12"><text:s/>* __construct</text:p>
      <text:p text:style-name="P12"><text:s/>*</text:p>
      <text:p text:style-name="P12"><text:s/>* Singleton class constructor.</text:p>
      <text:p text:style-name="P12"><text:s/>*/</text:p>
      <text:p text:style-name="P12">private function __construct()</text:p>
      <text:p text:style-name="P12">{</text:p>
      <text:p text:style-name="P12">}</text:p>
      <text:p text:style-name="Method_20_Body"/>
      <text:p text:style-name="Method_20_Body">The <text:span text:style-name="Class_20_Variables">__construct</text:span> method is <text:span text:style-name="T2">private</text:span>, preventing a <text:span text:style-name="T2">new</text:span> keyword from being used from outside of the class itself.</text:p>
      <text:p text:style-name="Method_20_Body"/>
      <text:p text:style-name="Method_20_Body">To create a <text:span text:style-name="T2">new</text:span> class instance, the <text:span text:style-name="Class_20_Variables">instantiate</text:span> static method is available from outside the class. <text:s/>Refer to the <text:span text:style-name="Class_20_Variables">instantiate</text:span> method, below.</text:p>
      <text:p text:style-name="Method_20_Body"/>
      <text:p text:style-name="Method_20_Body"/>
      <text:h text:style-name="P22" text:outline-level="5"><text:bookmark-start text:name="instantiate"/>instantiate<text:bookmark-end text:name="instantiate"/></text:h>
      <text:p text:style-name="Method_20_Body"/>
      <text:p text:style-name="Method_20_Body">Instantiate a singleton <text:span text:style-name="Class_20_Variables">Autoload\Generic</text:span> class, if not already instantiated, and return the class reference.</text:p>
      <text:p text:style-name="Method_20_Body"/>
      <text:p text:style-name="P12">/**</text:p>
      <text:p text:style-name="P12"><text:s/>* instantiate</text:p>
      <text:p text:style-name="P12"><text:s/>*</text:p>
      <text:p text:style-name="P12"><text:s/>* Instantiate a singleton Generic autoloader class if not already instantiated.</text:p>
      <text:p text:style-name="P12"><text:s/>* <text:span text:style-name="T2">@param</text:span> array $directories = (optional) directory array</text:p>
      <text:p text:style-name="P19"><text:s/>* <text:span text:style-name="T2">@param</text:span> boolean $replace = (optional) replace flag </text:p>
      <text:p text:style-name="P19"><text:s/>* <text:s text:c="27"/>(true = replace if already exists, false = don't)</text:p>
      <text:p text:style-name="P19"><text:s/>* <text:span text:style-name="T2">@param</text:span> boolean $prepend = (optional) prepend loader to front of list if true,</text:p>
      <text:p text:style-name="P19"><text:s/>* <text:s text:c="37"/>don't if false</text:p>
      <text:p text:style-name="P12"><text:s/>* <text:span text:style-name="T2">@return</text:span> object $me</text:p>
      <text:p text:style-name="P12"><text:s/>*/</text:p>
      <text:p text:style-name="P12">public static function instantiate($directories=null, $replace=null, $prepend=null)</text:p>
      <text:p text:style-name="P12">{</text:p>
      <text:p text:style-name="P12"><text:tab/>if (self::$me == null)</text:p>
      <text:p text:style-name="P12"><text:tab/>{</text:p>
      <text:p text:style-name="P12"><text:tab/><text:tab/>self::$me = new Generic();</text:p>
      <text:p text:style-name="P12"><text:tab/><text:tab/>if ($directories !== null)</text:p>
      <text:p text:style-name="P12"><text:tab/><text:tab/>{</text:p>
      <text:p text:style-name="P12"><text:tab/><text:tab/><text:tab/>self::$me-&gt;setdirectories($directories);</text:p>
      <text:p text:style-name="P12"><text:tab/><text:tab/>}</text:p>
      <text:p text:style-name="P12"/>
      <text:p text:style-name="P12"><text:tab/><text:tab/>self::$me-&gt;getSeparator();</text:p>
      <text:p text:style-name="P12"><text:tab/><text:tab/>self::$me-&gt;register(array(self::$me, 'loader'), $replace, $prepend);</text:p>
      <text:p text:style-name="P12"><text:tab/>}</text:p>
      <text:p text:style-name="P12"/>
      <text:p text:style-name="P12"><text:tab/>return self::$me;</text:p>
      <text:p text:style-name="P12">}</text:p>
      <text:p text:style-name="Method_20_Body"/>
      <text:p text:style-name="Method_20_Body">The <text:span text:style-name="Class_20_Variables">instantiate</text:span> method expects three, optional parameters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5">$directories</text:p>
          </table:table-cell>
          <table:table-cell table:style-name="Table7.B4" office:value-type="string">
            <text:p text:style-name="P10">Array of root directories to search.</text:p>
          </table:table-cell>
        </table:table-row>
        <table:table-row>
          <table:table-cell table:style-name="Table7.A2" office:value-type="string">
            <text:p text:style-name="P5">$replace</text:p>
          </table:table-cell>
          <table:table-cell table:style-name="Table7.B4" office:value-type="string">
            <text:p text:style-name="P10">Replace flag – true to replace if already exists.</text:p>
          </table:table-cell>
        </table:table-row>
        <table:table-row>
          <table:table-cell table:style-name="Table7.A2" office:value-type="string">
            <text:p text:style-name="P5">$prepend</text:p>
          </table:table-cell>
          <table:table-cell table:style-name="Table7.B4" office:value-type="string">
            <text:p text:style-name="P10">Prepend loader to the front of the list if true.</text:p>
          </table:table-cell>
        </table:table-row>
      </table:table>
      <text:p text:style-name="Method_20_Body"/>
      <text:p text:style-name="Method_20_Body">If the static instance variable <text:span text:style-name="Class_20_Variables">$me </text:span>is null, the following steps are performed:</text:p>
      <text:p text:style-name="Method_20_Body"/>
      <text:list xml:id="list6424769277786673524" text:style-name="L3">
        <text:list-item>
          <text:p text:style-name="P24">A new <text:span text:style-name="Class_20_Variables">Autoload\Generic</text:span> instance is created and the reference is assigned to the static class property <text:span text:style-name="Class_20_Variables">$me</text:span>;</text:p>
        </text:list-item>
        <text:list-item>
          <text:p text:style-name="P24">If the <text:span text:style-name="Class_20_Variables">$directories</text:span> parameter is not null, the <text:span text:style-name="Class_20_Variables">setDirectories</text:span> method is passed the <text:span text:style-name="Class_20_Variables">$directories</text:span> parameter to be stored in the <text:span text:style-name="Class_20_Variables">$directories</text:span> class property;</text:p>
        </text:list-item>
        <text:list-item>
          <text:p text:style-name="P24">The <text:span text:style-name="Class_20_Variables">getSeparator </text:span>method is called to set the current directory separator;</text:p>
        </text:list-item>
        <text:list-item>
          <text:p text:style-name="P24">The<text:span text:style-name="Class_20_Variables"> loader </text:span>method is registered as the primary autoload entry point.</text:p>
        </text:list-item>
      </text:list>
      <text:p text:style-name="P10"/>
      <text:p text:style-name="Method_20_Body">The static instance variable <text:span text:style-name="Class_20_Variables">$me</text:span> is returned.</text:p>
      <text:p text:style-name="Method_20_Body"/>
      <text:h text:style-name="P22" text:outline-level="5"><text:bookmark-start text:name="loadClass"/>loadClass<text:bookmark-end text:name="loadClass"/></text:h>
      <text:p text:style-name="Method_20_Body"/>
      <text:p text:style-name="Method_20_Body">The <text:span text:style-name="Class_20_Variables">loadClass</text:span> static method is used to provide a static entry point to the class to load the requested class file.</text:p>
      <text:p text:style-name="Method_20_Body"/>
      <text:p text:style-name="P12">/**</text:p>
      <text:p text:style-name="P12"><text:s/>* loadClass</text:p>
      <text:p text:style-name="P12"><text:s/>*</text:p>
      <text:p text:style-name="P12"><text:s/>* Static function to load the requested class file</text:p>
      <text:p text:style-name="P12"><text:s/>* <text:span text:style-name="T2">@param</text:span> string $class = class file name</text:p>
      <text:p text:style-name="P12"><text:s/>* <text:span text:style-name="T2">@return</text:span> boolean true = successful, false = not successful</text:p>
      <text:p text:style-name="P12"><text:s/>*/</text:p>
      <text:p text:style-name="P12">public static function loadClass($class)</text:p>
      <text:p text:style-name="P12">{</text:p>
      <text:p text:style-name="P12"><text:tab/>return self::instantiate()-&gt;loader($class);</text:p>
      <text:p text:style-name="P12">}</text:p>
      <text:p text:style-name="Method_20_Body"/>
      <text:p text:style-name="Standard"><text:tab/>The <text:span text:style-name="Class_20_Variables">loadClass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arameter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5">$class</text:p>
          </table:table-cell>
          <table:table-cell table:style-name="Table2.B2" office:value-type="string">
            <text:p text:style-name="P10">The class name to load in PSR-0 format.</text:p>
          </table:table-cell>
        </table:table-row>
      </table:table>
      <text:p text:style-name="Method_20_Body"/>
      <text:p text:style-name="Method_20_Body">An instance of the <text:span text:style-name="Class_20_Variables">Autoload\Generic</text:span> class is retrieved from the <text:span text:style-name="Class_20_Variables">instantiate</text:span> method and used to pass the <text:span text:style-name="Class_20_Variables">$class</text:span> parameter to the <text:span text:style-name="Class_20_Variables">loader </text:span>class method, and the result is returned.</text:p>
      <text:p text:style-name="Method_20_Body"/>
      <text:h text:style-name="P22" text:outline-level="5"><text:bookmark-start text:name="loader"/>loader<text:bookmark-end text:name="loader"/></text:h>
      <text:p text:style-name="Method_20_Body"/>
      <text:p text:style-name="Method_20_Body">The <text:span text:style-name="Class_20_Variables">loader</text:span> method loads the requested class file from an <text:span text:style-name="T2">include path</text:span> directory.</text:p>
      <text:p text:style-name="Method_20_Body"/>
      <text:p text:style-name="P12">/**</text:p>
      <text:p text:style-name="P12"><text:s/>* loader.</text:p>
      <text:p text:style-name="P12"><text:s/>*</text:p>
      <text:p text:style-name="P12"><text:s/>* load the required class file from an include directory.</text:p>
      <text:p text:style-name="P12"><text:s/>* <text:span text:style-name="T2">@param</text:span> string $class = the class name to load in PSR-0 format</text:p>
      <text:p text:style-name="P12"><text:s/>* <text:span text:style-name="T2">@return</text:span> boolean true = successful, false = not successful</text:p>
      <text:p text:style-name="P12"><text:s/>*/</text:p>
      <text:p text:style-name="P12">public function loader($class)</text:p>
      <text:p text:style-name="P12">{</text:p>
      <text:p text:style-name="P12"><text:s text:c="2"/><text:tab/>return $this-&gt;loadClassFile($this-&gt;convertUnderscores($class), </text:p>
      <text:p text:style-name="P12"><text:tab/><text:tab/><text:tab/><text:tab/><text:tab/> <text:s/>$this-&gt;directories);</text:p>
      <text:p text:style-name="Method_20_Code_20_Listing">}</text:p>
      <text:p text:style-name="Method_20_Body"/>
      <text:p text:style-name="Standard"><text:tab/>The <text:span text:style-name="Class_20_Variables">loader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Parameter</text:p>
          </table:table-cell>
          <table:table-cell table:style-name="Table9.B1" office:value-type="string">
            <text:p text:style-name="P3">Description</text:p>
          </table:table-cell>
        </table:table-row>
        <table:table-row>
          <table:table-cell table:style-name="Table9.A2" office:value-type="string">
            <text:p text:style-name="P5">$class</text:p>
          </table:table-cell>
          <table:table-cell table:style-name="Table9.B2" office:value-type="string">
            <text:p text:style-name="P10">The class name to load in PSR-0 format.</text:p>
          </table:table-cell>
        </table:table-row>
      </table:table>
      <text:p text:style-name="Method_20_Body"/>
      <text:p text:style-name="Method_20_Body">The <text:span text:style-name="Class_20_Variables">$class</text:span> parameter is passed to the <text:span text:style-name="Class_20_Variables">convertUnderscores</text:span> method, and the result, along with the <text:span text:style-name="Class_20_Variables">$directories</text:span> class property, is passed to the <text:span text:style-name="Class_20_Variables">loadClassFile</text:span> method and the result returned.</text:p>
      <text:p text:style-name="Method_20_Body"/>
      <text:p text:style-name="Method_20_Body"/>
      <text:h text:style-name="P22" text:outline-level="5"><text:bookmark-start text:name="setDirectories"/>setDirectories<text:bookmark-end text:name="setDirectories"/></text:h>
      <text:p text:style-name="Method_20_Body"/>
      <text:p text:style-name="Method_20_Body">(Set and) return the directories array.</text:p>
      <text:p text:style-name="Method_20_Body"/>
      <text:p text:style-name="P12">/**</text:p>
      <text:p text:style-name="P12"><text:s/>* setDirectories.</text:p>
      <text:p text:style-name="P12"><text:s/>*</text:p>
      <text:p text:style-name="P12"><text:s/>* get/set the directory array variable.</text:p>
      <text:p text:style-name="P19"><text:s/>* <text:span text:style-name="T2">@param</text:span> array[string] $directories = array of directory roots to check, </text:p>
      <text:p text:style-name="P19"><text:s/>*<text:tab/><text:tab/><text:tab/><text:tab/><text:tab/><text:tab/>in provided sequence</text:p>
      <text:p text:style-name="P12"><text:s/>* <text:span text:style-name="T2">@return</text:span> array[string] $directories = directories array</text:p>
      <text:p text:style-name="P12"><text:s/>*/</text:p>
      <text:p text:style-name="P12">public function setDirectories($directories=null)</text:p>
      <text:p text:style-name="P12">{</text:p>
      <text:p text:style-name="P12"><text:tab/>if ($directories != null)</text:p>
      <text:p text:style-name="P12"><text:tab/>{</text:p>
      <text:p text:style-name="P12"><text:tab/><text:tab/>if (! is_array($directories))</text:p>
      <text:p text:style-name="P12"><text:tab/><text:tab/>{</text:p>
      <text:p text:style-name="P12"><text:tab/><text:tab/><text:tab/>$directories = array($directories);</text:p>
      <text:p text:style-name="P12"><text:tab/><text:tab/>}</text:p>
      <text:p text:style-name="P11"/>
      <text:p text:style-name="P12"><text:tab/><text:tab/>$this-&gt;directories = $directories;</text:p>
      <text:p text:style-name="P12"><text:tab/>}</text:p>
      <text:p text:style-name="P12"/>
      <text:p text:style-name="P12"><text:tab/>return $this-&gt;directories;</text:p>
      <text:p text:style-name="P12">}</text:p>
      <text:p text:style-name="Method_20_Body"/>
      <text:p text:style-name="Standard"><text:tab/>The <text:span text:style-name="Class_20_Variables">setDirectories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5">$directories</text:p>
          </table:table-cell>
          <table:table-cell table:style-name="Table5.B2" office:value-type="string">
            <text:p text:style-name="P10">An array of directory roots to check in the order provided.</text:p>
          </table:table-cell>
        </table:table-row>
      </table:table>
      <text:p text:style-name="Method_20_Body"/>
      <text:p text:style-name="Method_20_Body">If the <text:span text:style-name="Class_20_Variables">$directories</text:span> parameter is not null, </text:p>
      <text:p text:style-name="Method_20_Body"/>
      <text:p text:style-name="P18">if the <text:span text:style-name="Class_20_Variables">$directories</text:span> parameter is not an array, the <text:span text:style-name="Class_20_Variables">$directories</text:span> parameter is converted to an array with a single entry.</text:p>
      <text:p text:style-name="P18"/>
      <text:p text:style-name="P18">the <text:span text:style-name="Class_20_Variables">$directories</text:span> parameter is stored in the <text:span text:style-name="Class_20_Variables">$directories</text:span> class property.</text:p>
      <text:p text:style-name="Method_20_Body"/>
      <text:p text:style-name="Method_20_Body">The <text:span text:style-name="Class_20_Variables">$directories</text:span> class property is returned.</text:p>
      <text:p text:style-name="Method_20_Body"/>
      <text:p text:style-name="Method_20_Body"/>
      <text:h text:style-name="P23" text:outline-level="3">Source Listing</text:h>
      <text:p text:style-name="Coding_20_Body"/>
      <text:p text:style-name="P13">&lt;?php</text:p>
      <text:p text:style-name="P13">namespace Library\Autoload;</text:p>
      <text:p text:style-name="P13"/>
      <text:p text:style-name="P13">/*</text:p>
      <text:p text:style-name="P13"><text:s/>* <text:tab/>Autoload\Generic is copyright © 2012. EarthWalk Software.</text:p>
      <text:p text:style-name="P13"><text:s/>* <text:tab/>Licensed under the Academic Free License version 3.0.</text:p>
      <text:p text:style-name="P14"><text:s/>* <text:tab/>Refer to the file named License.txt provided with the source, </text:p>
      <text:p text:style-name="P14"><text:s/>*<text:tab/> <text:s text:c="2"/>or from http://opensource.org/licenses/academic.php</text:p>
      <text:p text:style-name="P13"><text:s/>*/</text:p>
      <text:p text:style-name="P13">/**</text:p>
      <text:p text:style-name="P13"><text:s/>* Autoload\Generic.</text:p>
      <text:p text:style-name="P13"><text:s/>*</text:p>
      <text:p text:style-name="P13"><text:s/>* An implementation of the PSR-0 autoload standard to search non-standard directories.</text:p>
      <text:p text:style-name="P13"><text:s/>* Refer to https://github.com/php-fig/fig-standards/blob/master/accepted/PSR-0.md</text:p>
      <text:p text:style-name="P13"><text:s/>* <text:span text:style-name="T2">@author</text:span> Jay Wheeler.</text:p>
      <text:p text:style-name="P13"><text:s/>* <text:span text:style-name="T2">@version</text:span> 2.0</text:p>
      <text:p text:style-name="P13"><text:s/>* <text:span text:style-name="T2">@copyright</text:span> © 2012. EarthWalk Software.</text:p>
      <text:p text:style-name="P13"><text:s/>* <text:span text:style-name="T2">@license</text:span> Licensed under the Academic Free License version 3.0.</text:p>
      <text:p text:style-name="P13"><text:s/>* <text:span text:style-name="T2">@package</text:span> Library</text:p>
      <text:p text:style-name="P13"><text:s/>* <text:span text:style-name="T2">@subpackage</text:span> Autoload.</text:p>
      <text:p text:style-name="P13"><text:s/>*/</text:p>
      <text:p text:style-name="P13">class Generic extends BaseClass</text:p>
      <text:p text:style-name="P13">{</text:p>
      <text:p text:style-name="P13"><text:tab/>/**</text:p>
      <text:p text:style-name="P13"><text:tab/> * me</text:p>
      <text:p text:style-name="P13"><text:tab/> *</text:p>
      <text:p text:style-name="P13"><text:tab/> * Reference to the instantiated singleton class</text:p>
      <text:p text:style-name="P13"><text:tab/> * <text:span text:style-name="T2">@var</text:span> object $me</text:p>
      <text:p text:style-name="P13"><text:tab/> */</text:p>
      <text:p text:style-name="P13"><text:tab/>private<text:tab/>static<text:tab/>$me = null;</text:p>
      <text:p text:style-name="P13"/>
      <text:p text:style-name="P13"><text:tab/>/**</text:p>
      <text:p text:style-name="P13"><text:tab/> * directories</text:p>
      <text:p text:style-name="P13"><text:tab/> *</text:p>
      <text:p text:style-name="P13"><text:tab/> * An array containing the various installation root directory paths to follow</text:p>
      <text:p text:style-name="P13"><text:s/><text:tab/> * <text:span text:style-name="T2">@var</text:span> array[string] $directories</text:p>
      <text:p text:style-name="P13"><text:tab/> */</text:p>
      <text:p text:style-name="P13"><text:tab/>protected<text:tab/><text:tab/>$directories = array();</text:p>
      <text:p text:style-name="P13"/>
      <text:p text:style-name="P13"><text:tab/>/**</text:p>
      <text:p text:style-name="P13"><text:tab/> * __construct</text:p>
      <text:p text:style-name="P13"><text:tab/> *</text:p>
      <text:p text:style-name="P13"><text:tab/> * Singleton class constructor.</text:p>
      <text:p text:style-name="P13"><text:tab/> */</text:p>
      <text:p text:style-name="P13"><text:tab/>private function __construct()</text:p>
      <text:p text:style-name="P13"><text:tab/>{</text:p>
      <text:p text:style-name="P13"><text:tab/>}</text:p>
      <text:p text:style-name="P13"/>
      <text:p text:style-name="P13"/>
      <text:p text:style-name="P2"><text:tab/>/**</text:p>
      <text:p text:style-name="P13"><text:tab/> * instantiate</text:p>
      <text:p text:style-name="P13"><text:tab/> *</text:p>
      <text:p text:style-name="P13"><text:tab/> * Instantiate a singleton Generic autoloader class if not already instantiated.</text:p>
      <text:p text:style-name="P13"><text:tab/> * <text:span text:style-name="T2">@param</text:span> array $directories = (optional) directory array</text:p>
      <text:p text:style-name="P14"><text:tab/> * <text:span text:style-name="T2">@param</text:span> boolean $replace = (optional) replace flag </text:p>
      <text:p text:style-name="P14"><text:tab/> *<text:tab/><text:tab/><text:tab/><text:tab/><text:tab/>(true = replace if already exists, false = don't)</text:p>
      <text:p text:style-name="P14"><text:tab/> * <text:span text:style-name="T2">@param</text:span> boolean $prepend = (optional) prepend loader to front of list if true,</text:p>
      <text:p text:style-name="P14"><text:tab/> *<text:tab/><text:tab/><text:tab/><text:tab/><text:tab/><text:tab/> don't if false</text:p>
      <text:p text:style-name="P13"><text:tab/> * <text:span text:style-name="T2">@return</text:span> object $me</text:p>
      <text:p text:style-name="P13"><text:tab/> */</text:p>
      <text:p text:style-name="P13"><text:tab/>public static function instantiate($directories=null, $replace=null, $prepend=null)</text:p>
      <text:p text:style-name="P13"><text:tab/>{</text:p>
      <text:p text:style-name="P13"><text:tab/><text:tab/>if (self::$me == null)</text:p>
      <text:p text:style-name="P13"><text:tab/><text:tab/>{</text:p>
      <text:p text:style-name="P13"><text:tab/><text:tab/><text:tab/>self::$me = new Generic();</text:p>
      <text:p text:style-name="P13"><text:tab/><text:tab/><text:tab/>if ($directories !== null)</text:p>
      <text:p text:style-name="P13"><text:tab/><text:tab/><text:tab/>{</text:p>
      <text:p text:style-name="P13"><text:tab/><text:tab/><text:tab/><text:tab/>self::$me-&gt;setdirectories($directories);</text:p>
      <text:p text:style-name="P13"><text:tab/><text:tab/><text:tab/>}</text:p>
      <text:p text:style-name="P13"/>
      <text:p text:style-name="P13"><text:tab/><text:tab/><text:tab/>self::$me-&gt;getSeparator();</text:p>
      <text:p text:style-name="P13"><text:tab/><text:tab/><text:tab/>self::$me-&gt;register(array(self::$me, 'loader'), $replace, $prepend);</text:p>
      <text:p text:style-name="P13"><text:tab/><text:tab/>}</text:p>
      <text:p text:style-name="P13"/>
      <text:p text:style-name="P13"><text:tab/><text:tab/>return self::$me;</text:p>
      <text:p text:style-name="P13"><text:tab/>}</text:p>
      <text:p text:style-name="P13"/>
      <text:p text:style-name="P13"><text:tab/>/**</text:p>
      <text:p text:style-name="P13"><text:tab/> * loadClass</text:p>
      <text:p text:style-name="P13"><text:tab/> *</text:p>
      <text:p text:style-name="P13"><text:tab/> * The autoload class loader.</text:p>
      <text:p text:style-name="P13"><text:tab/> * <text:span text:style-name="T2">@param</text:span> string $class</text:p>
      <text:p text:style-name="P13"><text:tab/> * <text:span text:style-name="T2">@return</text:span> boolean true = successful, false = failed.</text:p>
      <text:p text:style-name="P13"><text:tab/> */</text:p>
      <text:p text:style-name="P13"><text:tab/>public static function loadClass($class)</text:p>
      <text:p text:style-name="P13"><text:tab/>{</text:p>
      <text:p text:style-name="P13"><text:tab/><text:tab/>return self::instantiate()-&gt;loader($class);</text:p>
      <text:p text:style-name="P13"><text:tab/>}</text:p>
      <text:p text:style-name="P13"/>
      <text:p text:style-name="P13"><text:tab/>/**</text:p>
      <text:p text:style-name="P13"><text:tab/> * loader.</text:p>
      <text:p text:style-name="P13"><text:tab/> *</text:p>
      <text:p text:style-name="P13"><text:tab/> * load the required class file from a library directory.</text:p>
      <text:p text:style-name="P13"><text:tab/> * <text:span text:style-name="T2">@param</text:span> string $class = the class name to load in PSR-0 format</text:p>
      <text:p text:style-name="P13"><text:tab/> * <text:span text:style-name="T2">@return</text:span> boolean true = successful, false = not successful</text:p>
      <text:p text:style-name="P13"><text:tab/> */</text:p>
      <text:p text:style-name="P13"><text:s text:c="2"/><text:tab/>public function loader($class)</text:p>
      <text:p text:style-name="P13"><text:s text:c="2"/><text:tab/>{</text:p>
      <text:p text:style-name="P13"><text:s text:c="2"/><text:tab/><text:tab/>return $this-&gt;loadClassFile($this-&gt;convertUnderscores($class),</text:p>
      <text:p text:style-name="P13"><text:tab/><text:tab/><text:tab/><text:tab/><text:tab/><text:tab/> <text:s/>$this-&gt;directories);</text:p>
      <text:p text:style-name="P13"><text:tab/>}</text:p>
      <text:p text:style-name="P13"/>
      <text:p text:style-name="P13"/>
      <text:p text:style-name="P2"><text:tab/>/**</text:p>
      <text:p text:style-name="P13"><text:tab/> * setDirectories.</text:p>
      <text:p text:style-name="P13"><text:tab/> *</text:p>
      <text:p text:style-name="P13"><text:tab/> * get/set the directory array variable.</text:p>
      <text:p text:style-name="P14"><text:tab/> * <text:span text:style-name="T2">@param</text:span> array[string] $directories = array of directory roots to check, </text:p>
      <text:p text:style-name="P14"><text:tab/> * <text:s text:c="42"/>in provided sequence</text:p>
      <text:p text:style-name="P13"><text:tab/> * <text:span text:style-name="T2">@return</text:span> array[string] $directories = directories array</text:p>
      <text:p text:style-name="P13"><text:tab/> */</text:p>
      <text:p text:style-name="P13"><text:s text:c="2"/><text:tab/>public function setDirectories($directories=null)</text:p>
      <text:p text:style-name="P13"><text:s text:c="2"/><text:tab/>{</text:p>
      <text:p text:style-name="P13"><text:s text:c="2"/><text:tab/><text:tab/>if ($directories != null)</text:p>
      <text:p text:style-name="P13"><text:s text:c="2"/><text:tab/><text:tab/>{</text:p>
      <text:p text:style-name="P13"><text:tab/><text:tab/><text:tab/>if (! is_array($directories))</text:p>
      <text:p text:style-name="P13"><text:tab/><text:tab/><text:tab/>{</text:p>
      <text:p text:style-name="P13"><text:tab/><text:tab/><text:tab/><text:tab/>$directories = array($directories);</text:p>
      <text:p text:style-name="P13"><text:tab/><text:tab/><text:tab/>}</text:p>
      <text:p text:style-name="P13"/>
      <text:p text:style-name="P13"><text:tab/><text:tab/><text:tab/>$this-&gt;directories = $directories;</text:p>
      <text:p text:style-name="P13"><text:s text:c="2"/><text:tab/><text:tab/>}</text:p>
      <text:p text:style-name="P13"/>
      <text:p text:style-name="P13"><text:s text:c="2"/><text:tab/><text:tab/>return $this-&gt;directories;</text:p>
      <text:p text:style-name="P13"><text:s text:c="2"/><text:tab/>}</text:p>
      <text:p text:style-name="P13"/>
      <text:p text:style-name="P13">}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Autoload\Generic<text:tab/><text:tab/><text:tab/><text:page-number text:select-page="current">11</text:page-number><text:tab/><text:tab/><text:tab/><text:tab/><text:date style:data-style-name="N76" text:date-value="2015-05-01T13:45:33.620315697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3T16:57:33</meta:creation-date>
    <dc:title>ClassDefault</dc:title>
    <meta:editing-duration>PT18H43M2S</meta:editing-duration>
    <meta:editing-cycles>19</meta:editing-cycles>
    <meta:generator>LibreOffice/4.3.7.2$Linux_X86_64 LibreOffice_project/430$Build-2</meta:generator>
    <meta:initial-creator>Jay Wheeler</meta:initial-creator>
    <dc:date>2015-05-01T13:45:33.584144807</dc:date>
    <meta:document-statistic meta:table-count="10" meta:image-count="0" meta:object-count="0" meta:page-count="11" meta:paragraph-count="298" meta:word-count="1297" meta:character-count="9314" meta:non-whitespace-character-count="7889"/>
    <meta:template xlink:type="simple" xlink:actuate="onRequest" xlink:title="ClassDefault" xlink:href="../ClassDefault.ott" meta:date="2012-06-03T16:57:33"/>
  </office:meta>
</office:document-meta>
</file>